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4.93183333333333cm"/>
    </style:style>
    <style:style style:name="co5" style:family="table-column">
      <style:table-column-properties fo:break-before="auto" style:column-width="6.05366666666667cm"/>
    </style:style>
    <style:style style:name="co6" style:family="table-column">
      <style:table-column-properties fo:break-before="auto" style:column-width="2.62466666666667cm"/>
    </style:style>
    <style:style style:name="co7" style:family="table-column">
      <style:table-column-properties fo:break-before="auto" style:column-width="4.69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8pt" style:use-optimal-row-height="true" fo:break-before="auto"/>
    </style:style>
    <style:style style:name="ro3" style:family="table-row">
      <style:table-row-properties style:row-height="172.8pt" style:use-optimal-row-height="true" fo:break-before="auto"/>
    </style:style>
    <style:style style:name="ro4" style:family="table-row">
      <style:table-row-properties style:row-height="216pt" style:use-optimal-row-height="true" fo:break-before="auto"/>
    </style:style>
    <style:style style:name="ro5" style:family="table-row">
      <style:table-row-properties style:row-height="259.2pt" style:use-optimal-row-height="true" fo:break-before="auto"/>
    </style:style>
    <style:style style:name="ro6" style:family="table-row">
      <style:table-row-properties style:row-height="187.2pt" style:use-optimal-row-height="true" fo:break-before="auto"/>
    </style:style>
    <style:style style:name="ro7" style:family="table-row">
      <style:table-row-properties style:row-height="230.4pt" style:use-optimal-row-height="true" fo:break-before="auto"/>
    </style:style>
    <style:style style:name="ro8" style:family="table-row">
      <style:table-row-properties style:row-height="158.4pt" style:use-optimal-row-height="true" fo:break-before="auto"/>
    </style:style>
    <style:style style:name="ro9" style:family="table-row">
      <style:table-row-properties style:row-height="201.6pt" style:use-optimal-row-height="true" fo:break-before="auto"/>
    </style:style>
    <style:style style:name="ro10" style:family="table-row">
      <style:table-row-properties style:row-height="129.6pt" style:use-optimal-row-height="true" fo:break-before="auto"/>
    </style:style>
    <style:style style:name="ro11" style:family="table-row">
      <style:table-row-properties style:row-height="144pt" style:use-optimal-row-height="true" fo:break-before="auto"/>
    </style:style>
    <style:style style:name="ro12" style:family="table-row">
      <style:table-row-properties style:row-height="100.8pt" style:use-optimal-row-height="true" fo:break-before="auto"/>
    </style:style>
    <style:style style:name="ro13" style:family="table-row">
      <style:table-row-properties style:row-height="115.2pt" style:use-optimal-row-height="true" fo:break-before="auto"/>
    </style:style>
    <style:style style:name="ro14" style:family="table-row">
      <style:table-row-properties style:row-height="28.8pt" style:use-optimal-row-height="true" fo:break-before="auto"/>
    </style:style>
    <style:style style:name="ro15" style:family="table-row">
      <style:table-row-properties style:row-height="85.8pt" style:use-optimal-row-height="false" fo:break-before="auto"/>
    </style:style>
    <style:style style:name="ro16" style:family="table-row">
      <style:table-row-properties style:row-height="72pt" style:use-optimal-row-height="true" fo:break-before="auto"/>
    </style:style>
    <style:style style:name="ro17" style:family="table-row">
      <style:table-row-properties style:row-height="145.8pt" style:use-optimal-row-height="false" fo:break-before="auto"/>
    </style:style>
    <style:style style:name="ro18" style:family="table-row">
      <style:table-row-properties style:row-height="69pt" style:use-optimal-row-height="false" fo:break-before="auto"/>
    </style:style>
    <style:style style:name="ro19" style:family="table-row">
      <style:table-row-properties style:row-height="60.6pt" style:use-optimal-row-height="false" fo:break-before="auto"/>
    </style:style>
    <style:style style:name="ro20" style:family="table-row">
      <style:table-row-properties style:row-height="43.2pt" style:use-optimal-row-height="true" fo:break-before="auto"/>
    </style:style>
    <style:style style:name="ro21" style:family="table-row">
      <style:table-row-properties style:row-height="47.4pt" style:use-optimal-row-height="false" fo:break-before="auto"/>
    </style:style>
    <style:style style:name="ro22" style:family="table-row">
      <style:table-row-properties style:row-height="57.6pt" style:use-optimal-row-height="true" fo:break-before="auto"/>
    </style:style>
    <style:style style:name="ro23" style:family="table-row">
      <style:table-row-properties style:row-height="86.4pt" style:use-optimal-row-height="true" fo:break-before="auto"/>
    </style:style>
    <style:style style:name="ro24" style:family="table-row">
      <style:table-row-properties style:row-height="148.2pt" style:use-optimal-row-height="false" fo:break-before="auto"/>
    </style:style>
    <style:style style:name="ro25" style:family="table-row">
      <style:table-row-properties style:row-height="119.4pt" style:use-optimal-row-height="false" fo:break-before="auto"/>
    </style:style>
    <style:style style:name="ro26" style:family="table-row">
      <style:table-row-properties style:row-height="102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QUISITO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635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3" table:style-name="ce1"/>
          <table:table-cell office:value-type="string" table:style-name="ce1">
            <text:p>requisitos comunes</text:p>
          </table:table-cell>
          <table:table-cell table:number-columns-repeated="7" table:style-name="ce1"/>
          <table:table-cell office:value-type="string" table:style-name="ce1">
            <text:p>requisitos NO comunes</text:p>
          </table:table-cell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Fuent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Prioridad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Autor</text:p>
          </table:table-cell>
          <table:table-cell table:number-columns-repeated="2" table:style-name="ce1"/>
          <table:table-cell office:value-type="string" table:style-name="ce3">
            <text:p>ID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Descripción</text:p>
          </table:table-cell>
          <table:table-cell office:value-type="string" table:style-name="ce3">
            <text:p>Fuent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Prioridad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Autor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Descripción</text:p>
          </table:table-cell>
          <table:table-cell office:value-type="string" table:style-name="ce3">
            <text:p>Fuent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Prioridad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Autor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Descripción</text:p>
          </table:table-cell>
          <table:table-cell office:value-type="string" table:style-name="ce3">
            <text:p>Fuent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Prioridad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Autor</text:p>
          </table:table-cell>
          <table:table-cell table:number-columns-repeated="16346"/>
        </table:table-row>
        <table:table-row table:style-name="ro2">
          <table:table-cell table:number-columns-repeated="2"/>
          <table:table-cell office:value-type="string" table:style-name="ce3">
            <text:p>RF05</text:p>
          </table:table-cell>
          <table:table-cell office:value-type="string" table:style-name="ce3">
            <text:p>Procesamiento de libros recibidos</text:p>
          </table:table-cell>
          <table:table-cell office:value-type="string" table:style-name="ce3">
            <text:p>Se debe permitir registrar la recepción de libros enviados por la imprent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" table:style-name="ce1"/>
          <table:table-cell office:value-type="string" table:style-name="ce3">
            <text:p>R003</text:p>
          </table:table-cell>
          <table:table-cell office:value-type="string" table:style-name="ce3">
            <text:p>Finalizar pedido y facturar al cliente</text:p>
          </table:table-cell>
          <table:table-cell office:value-type="string" table:style-name="ce3">
            <text:p>El sistema debe permitir finalizar un pedido pendiente y generar una factura para el cliente al recibir libros. La generación de facturas para clientes ya existía en la primera versión (R002 - Factura)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13</text:p>
          </table:table-cell>
          <table:table-cell office:value-type="string" table:style-name="ce3">
            <text:p>Contenido del informe de estado de cuentas</text:p>
          </table:table-cell>
          <table:table-cell office:value-type="string" table:style-name="ce3">
            <text:p>El informe debe incluir fecha, lista de libros vendidos (código, título, cantidad, precio unitario), total de ventas, lista de libros comprados (código, título, cantidad, precio unitario), total de compras, diferencia, y gráficas de evolución (48 meses)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1</text:p>
          </table:table-cell>
          <table:table-cell office:value-type="string" table:style-name="ce3">
            <text:p>Procesar libros recibidos de la imprenta</text:p>
          </table:table-cell>
          <table:table-cell office:value-type="string" table:style-name="ce3">
            <text:p>El sistema debe permitir al empleado procesar libros recibidos de la imprenta, verificando pedidos pendientes y finalizándolos si existen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3">
          <table:table-cell table:number-columns-repeated="2"/>
          <table:table-cell office:value-type="string" table:style-name="ce3">
            <text:p>RD06</text:p>
          </table:table-cell>
          <table:table-cell office:value-type="string" table:style-name="ce3">
            <text:p>Factura de impresión</text:p>
          </table:table-cell>
          <table:table-cell office:value-type="string" table:style-name="ce3">
            <text:p>Se almacenarán las facturas de impresión con código de orden, libro, cantidad y precios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" table:style-name="ce1"/>
          <table:table-cell office:value-type="string" table:style-name="ce3">
            <text:p>R004</text:p>
          </table:table-cell>
          <table:table-cell office:value-type="string" table:style-name="ce3">
            <text:p>Almacenar datos de factura de la imprenta</text:p>
          </table:table-cell>
          <table:table-cell office:value-type="string" table:style-name="ce3">
            <text:p>El sistema debe almacenar los datos de la factura de la imprenta. Las facturas de los clientes ya se trataban en la primera versión (R002 - Factura)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14</text:p>
          </table:table-cell>
          <table:table-cell office:value-type="string" table:style-name="ce3">
            <text:p>Historial de recomendaciones sin datos específicos</text:p>
          </table:table-cell>
          <table:table-cell office:value-type="string" table:style-name="ce3">
            <text:p>El historial de recomendaciones debe indicar si es manual o de IA, pero esta información no debe aparecer en los informe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2</text:p>
          </table:table-cell>
          <table:table-cell office:value-type="string" table:style-name="ce3">
            <text:p>Comprobar pedidos pendientes</text:p>
          </table:table-cell>
          <table:table-cell office:value-type="string" table:style-name="ce3">
            <text:p>El sistema debe verificar si hay pedidos pendientes asociados a un libro recibido de la imprenta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4">
          <table:table-cell table:number-columns-repeated="2"/>
          <table:table-cell office:value-type="string" table:style-name="ce3">
            <text:p>RF06</text:p>
          </table:table-cell>
          <table:table-cell office:value-type="string" table:style-name="ce3">
            <text:p>Consulta de histórico de libros</text:p>
          </table:table-cell>
          <table:table-cell office:value-type="string" table:style-name="ce3">
            <text:p>Se debe permitir consultar la historia de un libro en la tienda, mostrando datos y gráficos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" table:style-name="ce1"/>
          <table:table-cell office:value-type="string" table:style-name="ce3">
            <text:p>R011</text:p>
          </table:table-cell>
          <table:table-cell office:value-type="string" table:style-name="ce3">
            <text:p>Restricción de acceso al informe</text:p>
          </table:table-cell>
          <table:table-cell office:value-type="string" table:style-name="ce3">
            <text:p>El informe mensual de estado de cuentas debe ser accesible solo por el responsable, no por el empleado. La identificación de usuarios ya existía (R005 - Usuarios, RF08 - Validar usuario)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15</text:p>
          </table:table-cell>
          <table:table-cell office:value-type="string" table:style-name="ce3">
            <text:p>Uso de Apache Cassandra</text:p>
          </table:table-cell>
          <table:table-cell office:value-type="string" table:style-name="ce3">
            <text:p>El informe de estado de cuentas debe almacenarse en una base de datos Apache Cassandr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3</text:p>
          </table:table-cell>
          <table:table-cell office:value-type="string" table:style-name="ce3">
            <text:p>Finalizar pedido y facturar al cliente</text:p>
          </table:table-cell>
          <table:table-cell office:value-type="string" table:style-name="ce3">
            <text:p>El sistema debe permitir finalizar un pedido pendiente y generar una factura para el cliente al recibir libros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5">
          <table:table-cell table:number-columns-repeated="2"/>
          <table:table-cell office:value-type="string" table:style-name="ce3">
            <text:p>RF07</text:p>
          </table:table-cell>
          <table:table-cell office:value-type="string" table:style-name="ce3">
            <text:p>Informe de estado de cuentas</text:p>
          </table:table-cell>
          <table:table-cell office:value-type="string" table:style-name="ce3">
            <text:p>El responsable podrá generar informes mensuales de ventas y compra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" table:style-name="ce1"/>
          <table:table-cell office:value-type="string" table:style-name="ce3">
            <text:p>R012</text:p>
          </table:table-cell>
          <table:table-cell office:value-type="string" table:style-name="ce3">
            <text:p>Diferencia de precios</text:p>
          </table:table-cell>
          <table:table-cell office:value-type="string" table:style-name="ce3">
            <text:p>El sistema debe manejar el precio de la imprenta (de la factura) y el precio de venta al público como valores distintos. El precio de venta al público ya estaba almacenado (R001 - Pedido, R002 - Factura)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16</text:p>
          </table:table-cell>
          <table:table-cell office:value-type="string" table:style-name="ce3">
            <text:p>Uso de Datastax Java Driver</text:p>
          </table:table-cell>
          <table:table-cell office:value-type="string" table:style-name="ce3">
            <text:p>El sistema debe usar la librería Datastax Java Driver para acceder a la base de datos de informes.</text:p>
          </table:table-cell>
          <table:table-cell office:value-type="string" table:style-name="ce3">
            <text:p>Diseñador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4</text:p>
          </table:table-cell>
          <table:table-cell office:value-type="string" table:style-name="ce3">
            <text:p>Almacenar datos de factura de la imprenta</text:p>
          </table:table-cell>
          <table:table-cell office:value-type="string" table:style-name="ce3">
            <text:p>El sistema debe almacenar los datos de la factura de la imprenta (código de orden, código del libro, título, cantidad, precio unitario, precio total)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6">
          <table:table-cell table:number-columns-repeated="2"/>
          <table:table-cell office:value-type="string" table:style-name="ce3">
            <text:p>RD07</text:p>
          </table:table-cell>
          <table:table-cell office:value-type="string" table:style-name="ce3">
            <text:p>Base de datos de informes</text:p>
          </table:table-cell>
          <table:table-cell office:value-type="string" table:style-name="ce3">
            <text:p>Los informes de estado de cuentas se almacenarán en una base de datos con Apache Cassandr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11" table:style-name="ce1"/>
          <table:table-cell office:value-type="string" table:style-name="ce3">
            <text:p>R017</text:p>
          </table:table-cell>
          <table:table-cell office:value-type="string" table:style-name="ce3">
            <text:p>Empaquetado en JAR separado</text:p>
          </table:table-cell>
          <table:table-cell office:value-type="string" table:style-name="ce3">
            <text:p>La funcionalidad del informe de estado de cuentas debe empaquetarse en un archivo JAR separado.</text:p>
          </table:table-cell>
          <table:table-cell office:value-type="string" table:style-name="ce3">
            <text:p>Diseñador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5</text:p>
          </table:table-cell>
          <table:table-cell office:value-type="string" table:style-name="ce3">
            <text:p>Consultar historial de un libro</text:p>
          </table:table-cell>
          <table:table-cell office:value-type="string" table:style-name="ce3">
            <text:p>El sistema debe permitir consultar el historial de un libro (fecha de primera adquisición, total vendido, tabla y gráfica de evolución temporal) a partir de su título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7">
          <table:table-cell table:number-columns-repeated="2"/>
          <table:table-cell office:value-type="string" table:style-name="ce3">
            <text:p>RT03</text:p>
          </table:table-cell>
          <table:table-cell office:value-type="string" table:style-name="ce3">
            <text:p>Instalación en múltiples PCs</text:p>
          </table:table-cell>
          <table:table-cell office:value-type="string" table:style-name="ce3">
            <text:p>La aplicación debe instalarse en 5 nuevos ordenadores, incluyendo uno portátil para el responsable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Tecnológico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11" table:style-name="ce1"/>
          <table:table-cell office:value-type="string" table:style-name="ce3">
            <text:p>R018</text:p>
          </table:table-cell>
          <table:table-cell office:value-type="string" table:style-name="ce3">
            <text:p>Instalación en nuevos dispositivos</text:p>
          </table:table-cell>
          <table:table-cell office:value-type="string" table:style-name="ce3">
            <text:p>La aplicación debe instalarse en un nuevo portátil del responsable y en cuatro nuevos ordenadores de la tiend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6</text:p>
          </table:table-cell>
          <table:table-cell office:value-type="string" table:style-name="ce3">
            <text:p>Generar informe mensual de estado de cuentas</text:p>
          </table:table-cell>
          <table:table-cell office:value-type="string" table:style-name="ce3">
            <text:p>El sistema debe permitir al responsable generar un informe mensual con ventas, compras, totales, diferencia de importes y gráficas (evolución de libros y gastos/beneficios)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3">
          <table:table-cell table:number-columns-repeated="2"/>
          <table:table-cell office:value-type="string" table:style-name="ce3">
            <text:p>RI02</text:p>
          </table:table-cell>
          <table:table-cell office:value-type="string" table:style-name="ce3">
            <text:p>Impresora dedicada</text:p>
          </table:table-cell>
          <table:table-cell office:value-type="string" table:style-name="ce3">
            <text:p>El portátil del responsable tendrá una impresora exclusiv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Interfaz de Usuario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11" table:style-name="ce1"/>
          <table:table-cell office:value-type="string" table:style-name="ce3">
            <text:p>R019</text:p>
          </table:table-cell>
          <table:table-cell office:value-type="string" table:style-name="ce3">
            <text:p>Impresora exclusiva para el portátil</text:p>
          </table:table-cell>
          <table:table-cell office:value-type="string" table:style-name="ce3">
            <text:p>El portátil del responsable debe tener una impresora exclusiva no compartida con otros ordenadore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7</text:p>
          </table:table-cell>
          <table:table-cell office:value-type="string" table:style-name="ce3">
            <text:p>Registrar recomendaciones de libros</text:p>
          </table:table-cell>
          <table:table-cell office:value-type="string" table:style-name="ce3">
            <text:p>El sistema debe permitir al empleado registrar recomendaciones personalizadas (manuales o generadas por IA) basadas en compras previa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8">
          <table:table-cell table:number-columns-repeated="2"/>
          <table:table-cell office:value-type="string" table:style-name="ce3">
            <text:p>RF08</text:p>
          </table:table-cell>
          <table:table-cell office:value-type="string" table:style-name="ce3">
            <text:p>Recomendaciones de libros</text:p>
          </table:table-cell>
          <table:table-cell office:value-type="string" table:style-name="ce3">
            <text:p>Se implementará un sistema de recomendaciones basado en IA y sugerencias manuales del empleado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11" table:style-name="ce1"/>
          <table:table-cell office:value-type="string" table:style-name="ce3">
            <text:p>R020</text:p>
          </table:table-cell>
          <table:table-cell office:value-type="string" table:style-name="ce3">
            <text:p>Bases de datos en la misma máquina</text:p>
          </table:table-cell>
          <table:table-cell office:value-type="string" table:style-name="ce3">
            <text:p>La base de datos Apache Cassandra y la base de datos MySQL deben instalarse en la misma máquin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style-name="ce1"/>
          <table:table-cell office:value-type="string" table:style-name="ce3">
            <text:p>R008</text:p>
          </table:table-cell>
          <table:table-cell office:value-type="string" table:style-name="ce3">
            <text:p>Generar recomendaciones con IA</text:p>
          </table:table-cell>
          <table:table-cell office:value-type="string" table:style-name="ce3">
            <text:p>El sistema debe generar sugerencias automáticas de libros mediante un servicio externo de IA basado en hábitos de lectur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9">
          <table:table-cell table:number-columns-repeated="2"/>
          <table:table-cell office:value-type="string" table:style-name="ce3">
            <text:p>RF09</text:p>
          </table:table-cell>
          <table:table-cell office:value-type="string" table:style-name="ce3">
            <text:p>Envío de recomendaciones</text:p>
          </table:table-cell>
          <table:table-cell office:value-type="string" table:style-name="ce3">
            <text:p>Se enviarán semanalmente correos con recomendaciones personalizada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0" table:style-name="ce1"/>
          <table:table-cell office:value-type="string" table:style-name="ce3">
            <text:p>R009</text:p>
          </table:table-cell>
          <table:table-cell office:value-type="string" table:style-name="ce3">
            <text:p>Enviar correos semanales de recomendaciones</text:p>
          </table:table-cell>
          <table:table-cell office:value-type="string" table:style-name="ce3">
            <text:p>El sistema debe enviar correos semanales a los clientes con recomendaciones (IA y manuales), incluyendo datos del libro, temática, editorial, autor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3">
          <table:table-cell table:number-columns-repeated="2"/>
          <table:table-cell office:value-type="string" table:style-name="ce3">
            <text:p>RF10</text:p>
          </table:table-cell>
          <table:table-cell office:value-type="string" table:style-name="ce3">
            <text:p>Seguimiento de recomendaciones</text:p>
          </table:table-cell>
          <table:table-cell office:value-type="string" table:style-name="ce3">
            <text:p>Se almacenará un historial de recomendaciones y su impacto en venta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uncional</text:p>
          </table:table-cell>
          <table:table-cell office:value-type="string" table:style-name="ce3">
            <text:p>Alta</text:p>
          </table:table-cell>
          <table:table-cell office:value-type="date" office:date-value="2025-03-15T00:00:00" table:style-name="ce4">
            <text:p>15/03/2025</text:p>
          </table:table-cell>
          <table:table-cell office:value-type="string" table:style-name="ce3">
            <text:p>David</text:p>
          </table:table-cell>
          <table:table-cell table:number-columns-repeated="20" table:style-name="ce1"/>
          <table:table-cell office:value-type="string" table:style-name="ce3">
            <text:p>R010</text:p>
          </table:table-cell>
          <table:table-cell office:value-type="string" table:style-name="ce3">
            <text:p>Seguimiento de efectividad de recomendaciones</text:p>
          </table:table-cell>
          <table:table-cell office:value-type="string" table:style-name="ce3">
            <text:p>El sistema debe mantener un historial de recomendaciones por cliente y mostrar su efectividad (ventas generadas) en tablas y gráfica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0">
          <table:table-cell table:number-columns-repeated="2"/>
          <table:table-cell table:number-columns-repeated="28" table:style-name="ce1"/>
          <table:table-cell office:value-type="string" table:style-name="ce3">
            <text:p>R011</text:p>
          </table:table-cell>
          <table:table-cell office:value-type="string" table:style-name="ce3">
            <text:p>Restricción de acceso al informe</text:p>
          </table:table-cell>
          <table:table-cell office:value-type="string" table:style-name="ce3">
            <text:p>El informe mensual de estado de cuentas debe ser accesible solo por el responsable, no por el empleado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1">
          <table:table-cell table:number-columns-repeated="30"/>
          <table:table-cell office:value-type="string" table:style-name="ce3">
            <text:p>R012</text:p>
          </table:table-cell>
          <table:table-cell office:value-type="string" table:style-name="ce3">
            <text:p>Diferencia de precios</text:p>
          </table:table-cell>
          <table:table-cell office:value-type="string" table:style-name="ce3">
            <text:p>El sistema debe manejar el precio de la imprenta (de la factura) y el precio de venta al público como valores distintos.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2">
          <table:table-cell table:number-columns-repeated="30"/>
          <table:table-cell office:value-type="string" table:style-name="ce3">
            <text:p>R013</text:p>
          </table:table-cell>
          <table:table-cell office:value-type="string" table:style-name="ce3">
            <text:p>Contenido del informe de estado de cuentas</text:p>
          </table:table-cell>
          <table:table-cell office:value-type="string" table:style-name="ce3">
            <text:p>El informe debe incluir fecha, lista de libros vendidos (código, título, cantidad, precio unitario), total de ventas, lista de libros comprados (código, título, cantidad, precio unitario), total de compras, diferencia, y gráficas de evolución (48 meses)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1">
          <table:table-cell table:number-columns-repeated="30"/>
          <table:table-cell office:value-type="string" table:style-name="ce3">
            <text:p>R014</text:p>
          </table:table-cell>
          <table:table-cell office:value-type="string" table:style-name="ce3">
            <text:p>Historial de recomendaciones sin datos específicos</text:p>
          </table:table-cell>
          <table:table-cell office:value-type="string" table:style-name="ce3">
            <text:p>El historial de recomendaciones debe indicar si es manual o de IA, pero esta información no debe aparecer en los informe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NF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2">
          <table:table-cell table:number-columns-repeated="30"/>
          <table:table-cell office:value-type="string" table:style-name="ce3">
            <text:p>R015</text:p>
          </table:table-cell>
          <table:table-cell office:value-type="string" table:style-name="ce3">
            <text:p>Uso de Apache Cassandra</text:p>
          </table:table-cell>
          <table:table-cell office:value-type="string" table:style-name="ce3">
            <text:p>El informe de estado de cuentas debe almacenarse en una base de datos Apache Cassandr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3">
          <table:table-cell table:number-columns-repeated="30"/>
          <table:table-cell office:value-type="string" table:style-name="ce3">
            <text:p>R016</text:p>
          </table:table-cell>
          <table:table-cell office:value-type="string" table:style-name="ce3">
            <text:p>Uso de Datastax Java Driver</text:p>
          </table:table-cell>
          <table:table-cell office:value-type="string" table:style-name="ce3">
            <text:p>El sistema debe usar la librería Datastax Java Driver para acceder a la base de datos de informes.</text:p>
          </table:table-cell>
          <table:table-cell office:value-type="string" table:style-name="ce3">
            <text:p>Diseñador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3">
          <table:table-cell table:number-columns-repeated="30"/>
          <table:table-cell office:value-type="string" table:style-name="ce3">
            <text:p>R017</text:p>
          </table:table-cell>
          <table:table-cell office:value-type="string" table:style-name="ce3">
            <text:p>Empaquetado en JAR separado</text:p>
          </table:table-cell>
          <table:table-cell office:value-type="string" table:style-name="ce3">
            <text:p>La funcionalidad del informe de estado de cuentas debe empaquetarse en un archivo JAR separado.</text:p>
          </table:table-cell>
          <table:table-cell office:value-type="string" table:style-name="ce3">
            <text:p>Diseñador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1">
          <table:table-cell table:number-columns-repeated="30"/>
          <table:table-cell office:value-type="string" table:style-name="ce3">
            <text:p>R018</text:p>
          </table:table-cell>
          <table:table-cell office:value-type="string" table:style-name="ce3">
            <text:p>Instalación en nuevos dispositivos</text:p>
          </table:table-cell>
          <table:table-cell office:value-type="string" table:style-name="ce3">
            <text:p>La aplicación debe instalarse en un nuevo portátil del responsable y en cuatro nuevos ordenadores de la tiend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3">
          <table:table-cell table:number-columns-repeated="30"/>
          <table:table-cell office:value-type="string" table:style-name="ce3">
            <text:p>R019</text:p>
          </table:table-cell>
          <table:table-cell office:value-type="string" table:style-name="ce3">
            <text:p>Impresora exclusiva para el portátil</text:p>
          </table:table-cell>
          <table:table-cell office:value-type="string" table:style-name="ce3">
            <text:p>El portátil del responsable debe tener una impresora exclusiva no compartida con otros ordenadores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Medi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style-name="ro13">
          <table:table-cell table:number-columns-repeated="30"/>
          <table:table-cell office:value-type="string" table:style-name="ce3">
            <text:p>R020</text:p>
          </table:table-cell>
          <table:table-cell office:value-type="string" table:style-name="ce3">
            <text:p>Bases de datos en la misma máquina</text:p>
          </table:table-cell>
          <table:table-cell office:value-type="string" table:style-name="ce3">
            <text:p>La base de datos Apache Cassandra y la base de datos MySQL deben instalarse en la misma máquina.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RI</text:p>
          </table:table-cell>
          <table:table-cell office:value-type="string" table:style-name="ce3">
            <text:p>Alta</text:p>
          </table:table-cell>
          <table:table-cell office:value-type="date" office:date-value="2025-03-13T00:00:00" table:style-name="ce4">
            <text:p>13/03/2025</text:p>
          </table:table-cell>
          <table:table-cell office:value-type="string" table:style-name="ce3">
            <text:p>David</text:p>
          </table:table-cell>
          <table:table-cell table:number-columns-repeated="16346"/>
        </table:table-row>
        <table:table-row table:number-rows-repeated="1048551" table:style-name="ro1">
          <table:table-cell table:number-columns-repeated="16384"/>
        </table:table-row>
      </table:table>
      <table:table table:name="CASOS_DE_USO" table:style-name="ta2"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number-rows-repeated="5" table:style-name="ro1">
          <table:table-cell table:number-columns-repeated="16384"/>
        </table:table-row>
        <table:table-row table:style-name="ro14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1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Hacer pedid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15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realiza un pedido de libros, verificando existencias y generando una orden de impresión o factura según sea necesario.</text:p>
          </table:table-cell>
          <table:table-cell table:number-columns-repeated="16378"/>
        </table:table-row>
        <table:table-row table:style-name="ro16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 en el sistema.</text:p>
          </table:table-cell>
          <table:table-cell table:number-columns-repeated="16378"/>
        </table:table-row>
        <table:table-row table:style-name="ro17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inicia el proceso de pedido.</text:p>
            <text:p>2. Ingresa los datos del cliente y los libros solicitados.<text:s text:c="2"/></text:p>
            <text:p>3. El sistema comprueba las existencias (incluye CU02).<text:s text:c="3"/></text:p>
            <text:p>4. Si hay existencias, genera una factura (extiende CU06).<text:s text:c="2"/></text:p>
            <text:p>5. Si no hay existencias, genera una orden de impresión (extiende CU05).</text:p>
          </table:table-cell>
          <table:table-cell table:number-columns-repeated="16378"/>
        </table:table-row>
        <table:table-row table:style-name="ro18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stock y no se puede imprimir, se notifica al empleado.</text:p>
          </table:table-cell>
          <table:table-cell table:number-columns-repeated="16378"/>
        </table:table-row>
        <table:table-row table:style-name="ro19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pedido queda registrado y facturado o en espera de impresión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gestión de pedidos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1, R002, R003</text:p>
          </table:table-cell>
          <table:table-cell table:number-columns-repeated="16378"/>
        </table:table-row>
        <table:table-row table:style-name="ro2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El caso puede extenderse según el estado de existencias.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Borrar Pedid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elimina un pedido pendiente del sistema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 y el pedido debe estar en estado pendiente.</text:p>
          </table:table-cell>
          <table:table-cell table:number-columns-repeated="16378"/>
        </table:table-row>
        <table:table-row table:style-name="ro16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selecciona el pedido pendiente a borrar.</text:p>
            <text:p>2. Confirma la eliminación.</text:p>
            <text:p>3. El sistema elimina el pedido de la base de dato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el pedido ya fue procesado, se muestra un mensaje de error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pedido queda eliminado del sistema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gestión de pedido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7 (cancelar pedidos implícito)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Requiere validación para evitar errores.</text:p>
          </table:table-cell>
          <table:table-cell table:number-columns-repeated="1637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Identificar Usuari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se identifica en el sistema con usuario y contraseña para acceder a las funcionalidade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sistema debe estar operativo.</text:p>
          </table:table-cell>
          <table:table-cell table:number-columns-repeated="16378"/>
        </table:table-row>
        <table:table-row table:style-name="ro16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ingresa su usuario y contraseña.</text:p>
            <text:p>2. El sistema valida las credenciales.</text:p>
            <text:p>3. Se concede acceso según el rol (empleado o responsable)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las credenciales son incorrectas, se muestra un mensaje de error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usuario queda autenticado y puede usar el sistema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logi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5, R011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La restricción de acceso al informe se aplica aquí.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Dar de alta nuevo client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responsable registra un nuevo cliente en el sistema con sus datos personale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responsable debe estar identificado.</text:p>
          </table:table-cell>
          <table:table-cell table:number-columns-repeated="16378"/>
        </table:table-row>
        <table:table-row table:style-name="ro16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responsable inicia el registro de cliente.</text:p>
            <text:p>2. Ingresa los datos del cliente (nombre, dirección, datos de pago).</text:p>
            <text:p>3. El sistema guarda los dato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los datos son inválidos, se solicita corrección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cliente queda registrado en el sistema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gestión de client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Solo accesible por el responsable.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5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Generar Informe Mensual de Estado de Cuenta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2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responsable genera un informe mensual con ventas, compras, totales y gráficas, almacenado en Apache Cassandr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responsable debe estar identificado y tener acceso exclusivo.</text:p>
          </table:table-cell>
          <table:table-cell table:number-columns-repeated="16378"/>
        </table:table-row>
        <table:table-row table:style-name="ro23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responsable selecciona el mes para el informe.</text:p>
            <text:p>2. El sistema recopila datos de ventas y compras.</text:p>
            <text:p>3. Genera el informe con gráficas y lo almacen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datos para el mes, se notifica al responsable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informe queda generado y almacenado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inform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6, R013, R015, R016, R0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Exclusivo para el responsable.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6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Procesar libros recibidos de la impreso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procesa libros recibidos de la impresora, verificando pedidos pendientes y finalizándolos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 y haber recibido un paquete de la imprenta.</text:p>
          </table:table-cell>
          <table:table-cell table:number-columns-repeated="16378"/>
        </table:table-row>
        <table:table-row table:style-name="ro24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registra el paquete recibido.</text:p>
            <text:p>2. Comprueba pedidos pendientes (incluye CU07).</text:p>
            <text:p>3. Finaliza y factura si aplica (extiende CU08)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pedidos pendientes, se notifica al empleado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Los libros quedan procesados y los pedidos finalizado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procesamiento de libro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Incluye almacenamiento de facturas.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Comprobar Pedidos Pendient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verifica si hay pedidos pendientes asociados a un libro recibido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haber registrado el paquete.</text:p>
          </table:table-cell>
          <table:table-cell table:number-columns-repeated="16378"/>
        </table:table-row>
        <table:table-row table:style-name="ro22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ingresa el código del libro.</text:p>
            <text:p>2. El sistema busca pedidos pendiente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conexión, se muestra un error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Se identifican los pedidos pendiente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gestión de pedido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Parte del proceso de recepción.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Finalizar Pedido e Facturar al Client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finaliza un pedido pendiente y genera una factura para el cliente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Deben existir pedidos pendientes y libros recibidos.</text:p>
          </table:table-cell>
          <table:table-cell table:number-columns-repeated="16378"/>
        </table:table-row>
        <table:table-row table:style-name="ro22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selecciona el pedido pendiente.</text:p>
            <text:p>2. Confirma la finalización.</text:p>
            <text:p>3. El sistema genera la factur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los datos son incorrectos, se solicita corrección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pedido queda finalizado y facturado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facturació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Extiende el proceso de recepción.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09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Almacenar Datos de Factura de la Impreso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almacena los datos de la factura de la imprenta en el sistem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haber procesado el paquete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ingresa los datos de la factura.</text:p>
            <text:p>2. El sistema guarda los dato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los datos son inválidos, se solicita corrección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Los datos de la factura quedan almacenado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gestión de factura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4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Incluye código de orden, título, cantidad, etc.</text:p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Consultar Historial de un Libr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consulta el historial de un libro por su título, mostrando datos y gráfica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.</text:p>
          </table:table-cell>
          <table:table-cell table:number-columns-repeated="16378"/>
        </table:table-row>
        <table:table-row table:style-name="ro25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ingresa el título del libro.</text:p>
            <text:p>2. El sistema muestra el historial (fecha, ventas, gráfica)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historial, se notifica al empleado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historial queda visible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consulta de historial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Requiere acceso a datos históricos.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Registrar Recomendaciones de Libro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registra recomendaciones personalizadas basadas en compras previa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 y haber datos de compras.</text:p>
          </table:table-cell>
          <table:table-cell table:number-columns-repeated="16378"/>
        </table:table-row>
        <table:table-row table:style-name="ro26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selecciona un cliente.</text:p>
            <text:p>2. Registra recomendaciones (manuales o con IA)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datos de compras, se notific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Las recomendaciones quedan registrada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recomendacion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Incluye integración con IA.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Generar Recomendaciones con I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La inteligencia artificial genera sugerencias de libros basadas en hábitos de lectura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Debe haber datos de compras y conexión con el servicio externo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sistema envía datos de compras al servicio de IA.</text:p>
            <text:p>2. Recibe sugerencias optimizada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falla la conexión, se notifica al empleado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Las sugerencias quedan disponible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recomendacion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Depende de un servicio externo.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13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Enviar Correos Semanales de Recomendacion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sistema envía correos semanales a los clientes con recomendacione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Deben existir recomendaciones registradas.</text:p>
          </table:table-cell>
          <table:table-cell table:number-columns-repeated="16378"/>
        </table:table-row>
        <table:table-row table:style-name="ro22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sistema recopila recomendaciones.</text:p>
            <text:p>2. Envía correos a los clientes semanalmente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correos válidos, se omite el envío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Los clientes reciben las recomendacione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notificacion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Automatizado semanalmente.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Identificador del CU:</text:p>
          </table:table-cell>
          <table:table-cell office:value-type="string" table:style-name="ce3">
            <text:p>CU14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Nombre:</text:p>
          </table:table-cell>
          <table:table-cell office:value-type="string" table:style-name="ce3">
            <text:p>Seguimiento de la Efectividad de Recomendaciones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r:</text:p>
          </table:table-cell>
          <table:table-cell office:value-type="string" table:style-name="ce3">
            <text:p>Davi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cha:</text:p>
          </table:table-cell>
          <table:table-cell office:value-type="date" office:date-value="2025-03-13T00:00:00" table:style-name="ce4">
            <text:p>13/03/2025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Descripción:</text:p>
          </table:table-cell>
          <table:table-cell office:value-type="string" table:style-name="ce3">
            <text:p>El empleado revisa el historial de recomendaciones y su efectividad en tablas y gráficas.</text:p>
          </table:table-cell>
          <table:table-cell table:number-columns-repeated="16378"/>
        </table:table-row>
        <table:table-row table:style-name="ro14">
          <table:table-cell table:number-columns-repeated="4"/>
          <table:table-cell office:value-type="string" table:style-name="ce3">
            <text:p>Pre-condiciones:</text:p>
          </table:table-cell>
          <table:table-cell office:value-type="string" table:style-name="ce3">
            <text:p>El empleado debe estar identificado y haber recomendaciones.</text:p>
          </table:table-cell>
          <table:table-cell table:number-columns-repeated="16378"/>
        </table:table-row>
        <table:table-row table:style-name="ro20">
          <table:table-cell table:number-columns-repeated="4"/>
          <table:table-cell office:value-type="string" table:style-name="ce3">
            <text:p>Secuencia normal (Pasos):</text:p>
          </table:table-cell>
          <table:table-cell office:value-type="string" table:style-name="ce3">
            <text:p>1. El empleado solicita el historial.</text:p>
            <text:p>2. El sistema muestra tablas y gráficas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pciones:</text:p>
          </table:table-cell>
          <table:table-cell office:value-type="string" table:style-name="ce3">
            <text:p>Si no hay datos, se notifica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-condiciones:</text:p>
          </table:table-cell>
          <table:table-cell office:value-type="string" table:style-name="ce3">
            <text:p>El historial queda visible.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as complementarios:</text:p>
          </table:table-cell>
          <table:table-cell office:value-type="string" table:style-name="ce3">
            <text:p>Diagrama de casos de u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terfaces de usuario:</text:p>
          </table:table-cell>
          <table:table-cell office:value-type="string" table:style-name="ce3">
            <text:p>Interfaz de análisis de efectividad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isitos:</text:p>
          </table:table-cell>
          <table:table-cell office:value-type="string" table:style-name="ce3">
            <text:p>R0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ntarios:</text:p>
          </table:table-cell>
          <table:table-cell office:value-type="string" table:style-name="ce3">
            <text:p>Incluye métricas de ventas.</text:p>
          </table:table-cell>
          <table:table-cell table:number-columns-repeated="16378"/>
        </table:table-row>
        <table:table-row table:number-rows-repeated="1048311" table:style-name="ro1">
          <table:table-cell table:number-columns-repeated="16384"/>
        </table:table-row>
      </table:table>
      <table:database-ranges>
        <table:database-range table:target-range-address="REQUISITOS.C5:REQUISITOS.J15" table:name="Tabla1" table:display-filter-buttons="true"/>
        <table:database-range table:target-range-address="REQUISITOS.M5:REQUISITOS.T9" table:name="Tabla3" table:display-filter-buttons="true"/>
        <table:database-range table:target-range-address="REQUISITOS.V5:REQUISITOS.AC13" table:name="Tabla4" table:display-filter-buttons="true"/>
        <table:database-range table:target-range-address="REQUISITOS.AE5:REQUISITOS.AL25" table:name="Tabla5" table:display-filter-buttons="true"/>
        <table:database-range table:target-range-address="CASOS_DE_USO.E6:CASOS_DE_USO.F18" table:name="Tabla6" table:display-filter-buttons="true"/>
        <table:database-range table:target-range-address="CASOS_DE_USO.E26:CASOS_DE_USO.F39" table:name="Tabla7" table:display-filter-buttons="true"/>
        <table:database-range table:target-range-address="CASOS_DE_USO.E47:CASOS_DE_USO.F59" table:name="Tabla8" table:display-filter-buttons="true"/>
        <table:database-range table:target-range-address="CASOS_DE_USO.E67:CASOS_DE_USO.F79" table:name="Tabla9" table:display-filter-buttons="true"/>
        <table:database-range table:target-range-address="CASOS_DE_USO.E83:CASOS_DE_USO.F95" table:name="Tabla10" table:display-filter-buttons="true"/>
        <table:database-range table:target-range-address="CASOS_DE_USO.E102:CASOS_DE_USO.F114" table:name="Tabla11" table:display-filter-buttons="true"/>
        <table:database-range table:target-range-address="CASOS_DE_USO.E120:CASOS_DE_USO.F132" table:name="Tabla12" table:display-filter-buttons="true"/>
        <table:database-range table:target-range-address="CASOS_DE_USO.E139:CASOS_DE_USO.F151" table:name="Tabla13" table:display-filter-buttons="true"/>
        <table:database-range table:target-range-address="CASOS_DE_USO.E159:CASOS_DE_USO.F171" table:name="Tabla14" table:display-filter-buttons="true"/>
        <table:database-range table:target-range-address="CASOS_DE_USO.E179:CASOS_DE_USO.F191" table:name="Tabla15" table:display-filter-buttons="true"/>
        <table:database-range table:target-range-address="CASOS_DE_USO.E197:CASOS_DE_USO.F209" table:name="Tabla16" table:display-filter-buttons="true"/>
        <table:database-range table:target-range-address="CASOS_DE_USO.E216:CASOS_DE_USO.F228" table:name="Tabla17" table:display-filter-buttons="true"/>
        <table:database-range table:target-range-address="CASOS_DE_USO.E234:CASOS_DE_USO.F246" table:name="Tabla18" table:display-filter-buttons="true"/>
        <table:database-range table:target-range-address="CASOS_DE_USO.E253:CASOS_DE_USO.F265" table:name="Tabla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arco Molina David</meta:initial-creator>
    <dc:creator>Marco Molina David</dc:creator>
    <meta:creation-date>2025-03-10T15:52:25Z</meta:creation-date>
    <dc:date>2025-03-13T16:57:09Z</dc:date>
  </office:meta>
</office:document-meta>
</file>